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ddb88c">1. <text:span text:style-name="OrgTodo">TODO</text:span> book narrative</text:a></text:p>
        </text:index-body>
      </text:table-of-content>
      <text:h text:style-name="Heading_20_1" text:outline-level="1" text:is-list-header="false">
<text:bookmark-start text:name="OrgXref.orgaddb88c"/>
<text:bookmark text:name="orgaddb88c"/><text:span text:style-name="OrgTodo">TODO</text:span> book narrative
<text:bookmark-end text:name="OrgXref.orgaddb88c"/></text:h>
      <text:p text:style-name="Text_20_body">Queer Computing / Queerware / Counter-Code
</text:p>
      <text:p text:style-name="Text_20_body">Methods for Resisting Computational Constraints of Text-based Data; Re-thinking language tools; Queer Deviance and the Reimagining of Language Technologies; Queer and Feminist Revisions of Language Technologies; Close reading language technologies to destabilize power.
</text:p>
      <text:p text:style-name="Text_20_body">This book explores computational processes that work with text. It applies concepts from humanities fields to push against the ways that computational processes reduce and flatten the complexity of language data. It shows how certain computational tasks, like text generation, preservation, and display, tend to constrain the expressive potential of language, stripping its idiosyncrasies and ambiguities, to turn it into computable units of data. Humanities fields like Queer Studies, Black Feminist Studies, and Trans Studies inspire methodologies for working against these constraints—methodologies that destabilize authoritative and delimiting structures, and open novel readings of language data. In its experiment with these new methodologies, this book uses examples of Queer literature as a test case, applying methods to <text:span text:style-name="Emphasis">read</text:span> elements of literary form in computational structures and processes. By engaging closely and attentively with these computational processes, the reader discovers tools for resisting the ways that technology works upon language, moving simultaneously with and against the system which constrains meaning.
</text:p>
      <text:p text:style-name="Text_20_body">Each chapter of this book takes up a different computational process for working with text, investigates how that processes handles language data, and identifies a constraint—a mechanism that transforms and reduces an expressive quality of language into data. Then, with the help of Queer Studies and related fields, it re-works the constraint into a new practice that resists this reduction of language, and applies this practice to reading a sample of Queer literature. The earlier chapters focus on basic computational mechanisms, like counting and tagging language data, while the later chapters move toward more complex processes of abstraction and prediction. Chapter One considers text analysis methods, and focuses on the foundational computational mechanism of counting data. Chapter Two turns to text preservation methods, and focuses on "tagging" or categorizing text data. Then, moving from basic concepts to more complex processes, Chapters Three and Four consider abstraction and prediction, respectively, which are responsible for text display and generation. Computational components from the first half of the book, like word vectors and markup languages, are expanded in the second half to describe more advanced concepts, like neural nets and animation processes.
</text:p>
      <text:p text:style-name="Text_20_body">Chapter One, "Counting Text," examines a foundational act of computation—counting. It explores counting in the context of quantitative text analysis to study gender in Virginia Woolf's novel,
<text:span text:style-name="Emphasis">Orlando: A Biography</text:span> (1928). It delves into the mechanics behind quantitative text analysis, identifying the core concept of the "loop," which repeats the same code execution to bits of data, one by one. This mechanism, which removes textual idiosyncrasies and details, flattens and reduces text data into a standardized, computable form. Then, the chapter connects the loop mechanism in code to the theory of Gender Performativity, first propounded by Judith Butler in 1990's
<text:span text:style-name="Emphasis">Gender Trouble: Feminism and the Subversion of Identity</text:span>, which is widely cited as an inaugural text of Queer Studies. From Butler's formulation, it applies the iterativeness of gender performativity and its potential for re-signifying terms to a text analysis pratice that
<text:span text:style-name="Emphasis">iterates</text:span> through close and distant reading. It performs this method on a reading of gender in Woolf's novel, <text:span text:style-name="Emphasis">Orlando</text:span> (1928), to surface the multiplicity inherent in language forms. Finally, it offers some more recent critiques of this reading and of Gender Performativity for the way it elides questions of embodiment and materiality.
</text:p>
      <text:p text:style-name="Text_20_body">Moving from counting text, Chapter Two, introduces "Tagging Text," a procedure for organizing and sorting data into machine-readable structures. This chapter applies the Text Encoding Initative (TEI), a widely-used standard for tagging or "encoding" text-based data, to mark the revisions of Oscar Wilde's manuscript of <text:span text:style-name="Emphasis">The Picture of Dorian Gray</text:span> (1990), which was edited by the author to remove references to homosexuality. This chapter explores the TEI's rigid tagging structure, an organizational schematic made of the individual tags that contains text elements within units that are nested within one another. The hierarchical structure of the TEI imposes a top-down control in which lesser or "child" elements are fixed and disambiguated according to their "parent" element, a structure that delimits what can and cannot be said within its boundaries. The chapter then searches for methods for resisting this structure by turning to Queer of Color Critique, and its concept of dis-identification. This concept offers a method of re-appropriation, "reading onesself into" structures of dominance. Applying this analytic to the TEI allows one to delineate irreconcilable interpretations of language choices in Wilde's revision process, an experiment that surfaces not the content, but the contours, of what cannot be recovered. The chapter ends with a meditation on Wilde's own position of privilege as an editor of his own text, the executor of his own censorship, and how TEI can be used as a way of surfacing power operations in text.
</text:p>
      <text:p text:style-name="Text_20_body">The second half of the book moves from foundational processes in computing like counting and tagging, to more complex processes of layers of software abtraction and algorithmic prediction. Chapter Three, "Text Display," examines how screen effects—displays and animations—engage with data in its material form stored within the computing "stack," consisting of layers of software. It takes an example of early internet art, called "NET art", <text:span text:style-name="Emphasis">skinonskinonskin</text:span>
(1999), a series of "digital love letters" written by Aureia Harvey and Michael Samyn (Rhizome, <text:span text:style-name="Emphasis">Net Art Anthology</text:span>). The chapter pursues a close reading of the electronic work, examining how the form of computer code and coding logics within its software layer bear on the reading of the work's surface, the screen layer. To read the forms of code, it draws from two seemingly unrelated fields, Media Archaeology and Black Feminist Studies, both of which have much to say about how physicality and materiality interact with abstract and symbolic processes. Bringing these theorizations to a deep reading of programming code reveals how screen effects, which seem disconnected from inaccessible and obscure hardware processes, offer significatory possbilities for reading materiality and physicality. As the net artwork's layers of JavaScript and HTML code demonsrate, the paring down to surface forms enables readings of connectivity and intimacy.
</text:p>
      <text:p text:style-name="Text_20_body">Building on the analysis of "Counting Text," or word frequencies, in chapter one, the fourth and final chapter explores an advanced counting processes, which is machine learning, which it uses to study normativity. This chapter, "Text Generation," traces the steps behind algorithmic prediction to examine what it does to language data and how it represents word meaning in computational form. It posits the the training process for Large Language Models (LLMs) as a tools that
<text:span text:style-name="Emphasis">normalizes</text:span> language, transforming word meaning into an approximate or average forms. This process, which I examine in technical detail, transforms word meaning into numerical scores, which it compiles from averaging that word's various contexts from the training data. To demonstrate this process, I train miniature LLMs from the transcripts of a reality TV dating show, called <text:span text:style-name="Emphasis">Love Is Blind</text:span> (2020 - present). In this show, the participants, who are all heterosexual and cisgendered, are required to date each other from behind a wall, without having access visual access to their partners until they have agreed to get married. I then prompt the language model, which has been trained to generate text in the same language and style of the show participants, to answer questions about the role of the body and embodied sensations in their dating experience. I use the language model as a predictive instrument that can <text:span text:style-name="Emphasis">approximate</text:span> the linguistic and affective patterns around the body and touch. Drawing on Trans Studies theorizations of the body and of normativity, I argue that participants in <text:span text:style-name="Emphasis">Love Is Blind</text:span>–—while firmly anchored in cisnormative frameworks—–temporarily experience a form of bodily dissonance. This dissonance, I argue, offers grounds for theorizing connection and solidarity beyond identity politics and polarized points of view.
</text:p>
      <text:p text:style-name="Text_20_body">The chapters in the second half of the book offers responses to the problems spun from those in first half: from Chapter One, the problem of discursive forms, and how they elide embodied experiences of gender, and in Chapter Two, the problem of power structures, which are totalizing. Chapters Four and Three, respectively, answer these problems by grounding in what is shared and what is material. It shows how Queer Studies, as a field, is good at offering certain possibilities for resistance that <text:span text:style-name="Emphasis">disrupts</text:span> existing structures, for performativity and dis-identification, but other fields, like Black Feminist and Trans Studies, offer ways of resisting that are <text:span text:style-name="Emphasis">outside</text:span>
of the current structure. Both have advantages and disadvantages: both are necessary for resistance work.
</text:p>
      <text:p text:style-name="Text_20_body">ADD:
</text:p>
      <text:list text:style-name="OrgBulletedList" text:continue-numbering="false">
        <text:list-item>
          <text:p text:style-name="Text_20_body">queer concept to each chapter: gender, desire, sex, body
</text:p>
        </text:list-item>
        <text:list-item>
          <text:p text:style-name="Text_20_body">and this—not queer studies—is actually what gives me an organizing principle around "queerness". Queer can mean Queer Studies, but it also means things associated with gender, sexuality, and intercourse. I am expanding the umbrella of queer, mostly because we don't have another term that refers to all of these simultaneously.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5-12-01T18:18:42</dc:date>
    <meta:creation-date>2025-12-01T18:18:42</meta:creation-date>
    <meta:generator>Emacs 29.3 (Org mode 9.6.15)</meta:generator>
    <meta:keyword/>
    <dc:subject/>
    <dc:title/>
  </office:meta>
</office:document-meta>
</file>